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4.997cm"/>
    </style:style>
    <style:style style:name="Tabla1.B" style:family="table-column">
      <style:table-column-properties style:column-width="12.59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a1.3" style:family="table-row">
      <style:table-row-properties fo:background-color="#f6f8fa">
        <style:background-image/>
      </style:table-row-properties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1.801cm"/>
    </style:style>
    <style:style style:name="Tabla2.B" style:family="table-column">
      <style:table-column-properties style:column-width="15.789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a2.3" style:family="table-row">
      <style:table-row-properties fo:background-color="#f6f8fa">
        <style:background-image/>
      </style:table-row-properties>
    </style:style>
    <style:style style:name="P1" style:family="paragraph" style:parent-style-name="Text_20_body">
      <style:text-properties fo:font-variant="normal" fo:text-transform="none" fo:color="#24292e" style:font-name="apple-system" fo:letter-spacing="normal" fo:font-style="normal" fo:font-weight="bold" officeooo:rsid="0005f3b3" officeooo:paragraph-rsid="0005f3b3"/>
    </style:style>
    <style:style style:name="P2" style:family="paragraph" style:parent-style-name="Text_20_body">
      <style:text-properties fo:font-variant="normal" fo:text-transform="none" fo:color="#24292e" style:font-name="apple-system" fo:letter-spacing="normal" fo:font-style="normal" fo:font-weight="bold" officeooo:paragraph-rsid="0005f3b3"/>
    </style:style>
    <style:style style:name="P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6" style:family="paragraph" style:parent-style-name="Text_20_body" style:list-style-name="L1">
      <style:paragraph-properties fo:margin-top="0cm" fo:margin-bottom="0.423cm" style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8" style:family="paragraph" style:parent-style-name="Quotations">
      <style:paragraph-properties fo:margin-left="1cm" fo:margin-right="1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</style:style>
    <style:style style:name="P9" style:family="paragraph" style:parent-style-name="Heading_20_1">
      <style:text-properties fo:font-variant="normal" fo:text-transform="none" fo:color="#24292e" style:font-name="apple-system" fo:letter-spacing="normal" fo:font-style="normal" fo:font-weight="bold" officeooo:paragraph-rsid="0005f3b3"/>
    </style:style>
    <style:style style:name="P10" style:family="paragraph" style:parent-style-name="Heading_20_1">
      <style:text-properties fo:font-variant="normal" fo:text-transform="none" fo:color="#24292e" style:font-name="apple-system" fo:letter-spacing="normal" fo:font-style="normal" fo:font-weight="bold" officeooo:rsid="0005f3b3" officeooo:paragraph-rsid="0005f3b3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13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4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15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16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032f62" fo:letter-spacing="normal"/>
    </style:style>
    <style:style style:name="P17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</style:style>
    <style:style style:name="P18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9" style:family="paragraph" style:parent-style-name="Heading_20_3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20" style:family="paragraph" style:parent-style-name="Heading_20_3">
      <style:paragraph-properties fo:margin-left="0cm" fo:margin-right="0cm" fo:margin-top="0.635cm" fo:margin-bottom="0cm" style:contextual-spacing="false" fo:line-height="125%" fo:orphans="2" fo:widows="2" fo:text-indent="0cm" style:auto-text-indent="false"/>
    </style:style>
    <style:style style:name="P21" style:family="paragraph" style:parent-style-name="Table_20_Heading">
      <style:text-properties fo:font-weight="bold"/>
    </style:style>
    <style:style style:name="P22" style:family="paragraph" style:parent-style-name="Table_20_Heading">
      <style:text-properties fo:font-size="2pt" style:font-size-asian="2pt" style:font-size-complex="2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style:font-name="SFMono-Regular" fo:font-size="9.75pt" fo:font-style="normal" fo:font-weight="normal"/>
    </style:style>
    <style:style style:name="T2" style:family="text">
      <style:text-properties style:font-name="SFMono-Regular" fo:font-size="9.75pt" fo:padding="0cm" fo:border="none"/>
    </style:style>
    <style:style style:name="T3" style:family="text">
      <style:text-properties fo:font-variant="normal" fo:text-transform="none" fo:color="#6a737d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6a737d" style:font-name="SFMono-Regular" fo:font-size="9.75pt" fo:letter-spacing="normal" fo:font-style="normal" fo:font-weight="normal" fo:padding="0cm" fo:border="none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4292e" style:font-name="apple-system" fo:letter-spacing="normal" fo:font-style="normal" fo:font-weight="bold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fo:padding="0cm" fo:border="none"/>
    </style:style>
    <style:style style:name="T9" style:family="text">
      <style:text-properties fo:font-variant="normal" fo:text-transform="none" fo:color="#24292e" style:font-name="SFMono-Regular" fo:letter-spacing="normal" fo:font-style="normal" fo:font-weight="bold" fo:padding="0cm" fo:border="none"/>
    </style:style>
    <style:style style:name="T10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color="#d73a49"/>
    </style:style>
    <style:style style:name="T12" style:family="text">
      <style:text-properties fo:color="#d73a49" style:font-name="SFMono-Regular" fo:font-size="9.75pt" fo:font-style="normal" fo:font-weight="normal"/>
    </style:style>
    <style:style style:name="T13" style:family="text">
      <style:text-properties fo:color="#032f62"/>
    </style:style>
    <style:style style:name="T14" style:family="text">
      <style:text-properties fo:color="#032f62" style:font-name="SFMono-Regular" fo:font-size="9.75pt" fo:font-style="normal" fo:font-weight="normal"/>
    </style:style>
    <style:style style:name="T15" style:family="text">
      <style:text-properties fo:color="#6f42c1"/>
    </style:style>
    <style:style style:name="T16" style:family="text">
      <style:text-properties fo:color="#6f42c1" style:font-name="SFMono-Regular" fo:font-size="9.75pt" fo:font-style="normal" fo:font-weight="normal"/>
    </style:style>
    <style:style style:name="T17" style:family="text">
      <style:text-properties fo:color="#e36209" style:font-name="SFMono-Regular" fo:font-size="9.75pt" fo:font-style="normal" fo:font-weight="normal"/>
    </style:style>
    <style:style style:name="T18" style:family="text">
      <style:text-properties fo:color="#005cc5"/>
    </style:style>
    <style:style style:name="T19" style:family="text">
      <style:text-properties fo:color="#005cc5" style:font-name="SFMono-Regular" fo:font-size="9.7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a xlink:type="simple" xlink:href="https://github.com/angular/angularfire2/blob/master/docs/3-retrieving-data-as-lists.md">https://github.com/angular/angularfire2/blob/master/docs/3-retrieving-data-as-lists.md</text:a></text:h>
      <text:p text:style-name="P1"/>
      <text:h text:style-name="P9" text:outline-level="1">3. Recuperación de datos como listas</text:h>
      <text:p text:style-name="P2"/>
      <text:p text:style-name="P8"><text:span text:style-name="T3">AngularFire2 synchronizes data as lists using the </text:span><text:span text:style-name="Source_20_Text"><text:span text:style-name="T4">FirebaseListObservable</text:span></text:span><text:span text:style-name="T3">. The </text:span><text:span text:style-name="Source_20_Text"><text:span text:style-name="T4">FirebaseListObservable</text:span></text:span><text:span text:style-name="T3"> is not created by itself, but through the </text:span><text:span text:style-name="Source_20_Text"><text:span text:style-name="T4">AngularFireDatabase</text:span></text:span><text:span text:style-name="T3"> service. The guide below demonstrates how to retrieve, save, and remove data as lists.</text:span></text:p>
      <text:h text:style-name="P7" text:outline-level="2"><text:bookmark text:name="user-content-injecting-the-angularfiredatabase-service"/>Injecting the AngularFireDatabase service</text:h>
      <text:p text:style-name="P3"><text:span text:style-name="Strong_20_Emphasis"><text:span text:style-name="T5">Make sure you have bootstrapped your application for AngularFire2. See the Installation guide for bootstrap setup.</text:span></text:span></text:p>
      <text:p text:style-name="P5"><text:span text:style-name="T6">AngularFireDatabase is a service which can be injected through the constructor of your Angular component or </text:span><text:span text:style-name="Source_20_Text"><text:span text:style-name="T8">@Injectable()</text:span></text:span><text:span text:style-name="T6"> service. In the previous step, we modified the </text:span><text:span text:style-name="Source_20_Text"><text:span text:style-name="T8">/src/app/app.component.ts</text:span></text:span><text:span text:style-name="T6"> to retrieve data as object. In this step, let's start with a clean slate.</text:span></text:p>
      <text:p text:style-name="P5"><text:span text:style-name="T6">Replace your </text:span><text:span text:style-name="Source_20_Text"><text:span text:style-name="T8">/src/app/app.component.ts</text:span></text:span><text:span text:style-name="T6"> from previous step to look like below.</text:span></text:p>
      <text:p text:style-name="P11"><text:span text:style-name="T11">import</text:span> { Component } <text:span text:style-name="T11">from</text:span> <text:span text:style-name="T13">'@angular/core'</text:span>;</text:p>
      <text:p text:style-name="P13"><text:span text:style-name="T11">import</text:span> { AngularFireDatabase } <text:span text:style-name="T11">from</text:span> <text:span text:style-name="T13">'angularfire2/database'</text:span>;</text:p>
      <text:p text:style-name="P17"/>
      <text:p text:style-name="P13">@<text:span text:style-name="T15">Component</text:span>({</text:p>
      <text:p text:style-name="P14"><text:s text:c="2"/><text:span text:style-name="T1">selector: </text:span><text:span text:style-name="T14">'app-root'</text:span><text:span text:style-name="T1">,</text:span></text:p>
      <text:p text:style-name="P14"><text:s text:c="2"/><text:span text:style-name="T1">templateUrl: </text:span><text:span text:style-name="T14">'app.component.html'</text:span><text:span text:style-name="T1">,</text:span></text:p>
      <text:p text:style-name="P14"><text:s text:c="2"/><text:span text:style-name="T1">styleUrls: [</text:span><text:span text:style-name="T14">'app.component.css'</text:span><text:span text:style-name="T1">]</text:span></text:p>
      <text:p text:style-name="P13">})</text:p>
      <text:p text:style-name="P13"><text:span text:style-name="T11">export</text:span> <text:span text:style-name="T11">class</text:span> <text:span text:style-name="T15">AppComponent</text:span> {</text:p>
      <text:p text:style-name="P14"><text:s text:c="2"/><text:span text:style-name="T12">constructor</text:span><text:span text:style-name="T1">(</text:span><text:span text:style-name="T17">db</text:span><text:span text:style-name="T12">:</text:span><text:span text:style-name="T1"> </text:span><text:span text:style-name="T16">AngularFireDatabase</text:span><text:span text:style-name="T1">) {</text:span></text:p>
      <text:p text:style-name="P14"><text:s text:c="4"/></text:p>
      <text:p text:style-name="P14"><text:s text:c="2"/><text:span text:style-name="T1">}</text:span></text:p>
      <text:p text:style-name="P13"><text:soft-page-break/>}</text:p>
      <text:p text:style-name="P5"><text:span text:style-name="T6">In this section, we're going to modify the </text:span><text:span text:style-name="Source_20_Text"><text:span text:style-name="T8">/src/app/app.component.ts</text:span></text:span><text:span text:style-name="T6"> to retreive data as list, but before that let's look at ways around how to bind to a list.</text:span></text:p>
      <text:h text:style-name="P7" text:outline-level="2"><text:bookmark text:name="user-content-create-a-list-binding"/>Create a list binding</text:h>
      <text:p text:style-name="P5"><text:span text:style-name="T6">Data is retrieved through the </text:span><text:span text:style-name="Source_20_Text"><text:span text:style-name="T8">AngularFireDatabase</text:span></text:span><text:span text:style-name="T6"> service.</text:span></text:p>
      <text:p text:style-name="P4">There are three ways to create a list binding:</text:p>
      <text:list xml:id="list123121730912726043" text:style-name="L1">
        <text:list-item>
          <text:p text:style-name="P6">Relative URL</text:p>
        </text:list-item>
        <text:list-item>
          <text:p text:style-name="P6">Absolute URL</text:p>
        </text:list-item>
        <text:list-item>
          <text:p text:style-name="P6">Query</text:p>
        </text:list-item>
      </text:list>
      <text:p text:style-name="P12">// relative URL, uses the database url provided in bootstrap</text:p>
      <text:p text:style-name="P13"><text:span text:style-name="T11">const</text:span> relative <text:span text:style-name="T11">=</text:span> db.<text:span text:style-name="T15">list</text:span>(<text:span text:style-name="T13">'/items'</text:span>);</text:p>
      <text:p text:style-name="P15">// absolute URL</text:p>
      <text:p text:style-name="P13"><text:span text:style-name="T11">const</text:span> absolute <text:span text:style-name="T11">=</text:span> db.<text:span text:style-name="T15">list</text:span>(<text:span text:style-name="T13">'https://&lt;your-app&gt;.firebaseio.com/items'</text:span>);</text:p>
      <text:p text:style-name="P15">// query </text:p>
      <text:p text:style-name="P13"><text:span text:style-name="T11">const</text:span> queryList <text:span text:style-name="T11">=</text:span> db.<text:span text:style-name="T15">list</text:span>(<text:span text:style-name="T13">'/items'</text:span>, {</text:p>
      <text:p text:style-name="P14"><text:s text:c="2"/><text:span text:style-name="T1">query: {</text:span></text:p>
      <text:p text:style-name="P14"><text:s text:c="4"/><text:span text:style-name="T1">limitToLast: </text:span><text:span text:style-name="T19">10</text:span><text:span text:style-name="T1">,</text:span></text:p>
      <text:p text:style-name="P14"><text:s text:c="4"/><text:span text:style-name="T1">orderByKey: </text:span><text:span text:style-name="T19">true</text:span></text:p>
      <text:p text:style-name="P14"><text:s text:c="2"/><text:span text:style-name="T1">}</text:span></text:p>
      <text:p text:style-name="P13">});</text:p>
      <text:h text:style-name="P18" text:outline-level="3"><text:bookmark text:name="user-content-retrieve-data"/>Retrieve data</text:h>
      <text:p text:style-name="P5"><text:span text:style-name="T6">To get the list in realtime, create a list binding as a property of your component or service. Then in your template, you can use the </text:span><text:span text:style-name="Source_20_Text"><text:span text:style-name="T8">async</text:span></text:span><text:span text:style-name="T6"> pipe to unwrap the binding.</text:span></text:p>
      <text:p text:style-name="P5"><text:span text:style-name="T6">Update </text:span><text:span text:style-name="Source_20_Text"><text:span text:style-name="T8">/src/app/app.component.ts</text:span></text:span><text:span text:style-name="T6"> to import </text:span><text:span text:style-name="Source_20_Text"><text:span text:style-name="T8">FirebaseListObservable</text:span></text:span><text:span text:style-name="T6"> from angularfire2 and iterate thru the list once data is retrieved. Also note the change in attribute </text:span><text:span text:style-name="Source_20_Text"><text:span text:style-name="T8">templateUrl</text:span></text:span><text:span text:style-name="T6"> to inline </text:span><text:span text:style-name="Source_20_Text"><text:span text:style-name="T8">template</text:span></text:span><text:span text:style-name="T6"> below.</text:span></text:p>
      <text:p text:style-name="P11"><text:span text:style-name="T11">import</text:span> { Component } <text:span text:style-name="T11">from</text:span> <text:span text:style-name="T13">'@angular/core'</text:span>;</text:p>
      <text:p text:style-name="P13"><text:span text:style-name="T11">import</text:span> { AngularFireDatabase, FirebaseListObservable } <text:span text:style-name="T11">from</text:span> <text:span text:style-name="T13">'angularfire2/database'</text:span>;</text:p>
      <text:p text:style-name="P17"/>
      <text:p text:style-name="P13">@<text:span text:style-name="T15">Component</text:span>({</text:p>
      <text:p text:style-name="P14"><text:s text:c="2"/><text:span text:style-name="T1">selector: </text:span><text:span text:style-name="T14">'app-root'</text:span><text:span text:style-name="T1">,</text:span></text:p>
      <text:p text:style-name="P14"><text:s text:c="2"/><text:span text:style-name="T1">template: </text:span><text:span text:style-name="T14">`</text:span></text:p>
      <text:p text:style-name="P16"><text:s text:c="2"/><text:span text:style-name="T1">&lt;ul&gt;</text:span></text:p>
      <text:p text:style-name="P16"><text:soft-page-break/><text:s text:c="4"/><text:span text:style-name="T1">&lt;li *ngFor="let item of items | async"&gt;</text:span></text:p>
      <text:p text:style-name="P16"><text:s text:c="7"/><text:span text:style-name="T1">{{ item | json }}</text:span></text:p>
      <text:p text:style-name="P16"><text:s text:c="4"/><text:span text:style-name="T1">&lt;/li&gt;</text:span></text:p>
      <text:p text:style-name="P16"><text:s text:c="2"/><text:span text:style-name="T1">&lt;/ul&gt;</text:span></text:p>
      <text:p text:style-name="P14"><text:span text:style-name="T13"><text:s text:c="2"/></text:span><text:span text:style-name="T14">`</text:span><text:span text:style-name="T1">,</text:span></text:p>
      <text:p text:style-name="P13">})</text:p>
      <text:p text:style-name="P13"><text:span text:style-name="T11">export</text:span> <text:span text:style-name="T11">class</text:span> <text:span text:style-name="T15">AppComponent</text:span> {</text:p>
      <text:p text:style-name="P14"><text:s text:c="2"/><text:span text:style-name="T1">items</text:span><text:span text:style-name="T12">:</text:span><text:span text:style-name="T1"> </text:span><text:span text:style-name="T16">FirebaseListObservable</text:span><text:span text:style-name="T1">&lt;</text:span><text:span text:style-name="T19">any</text:span><text:span text:style-name="T1">&gt;;</text:span></text:p>
      <text:p text:style-name="P14"><text:s text:c="2"/><text:span text:style-name="T12">constructor</text:span><text:span text:style-name="T1">(</text:span><text:span text:style-name="T17">db</text:span><text:span text:style-name="T12">:</text:span><text:span text:style-name="T1"> </text:span><text:span text:style-name="T16">AngularFireDatabase</text:span><text:span text:style-name="T1">) {</text:span></text:p>
      <text:p text:style-name="P14"><text:s text:c="4"/><text:span text:style-name="T19">this</text:span><text:span text:style-name="T1">.items </text:span><text:span text:style-name="T12">=</text:span><text:span text:style-name="T1"> db.</text:span><text:span text:style-name="T16">list</text:span><text:span text:style-name="T1">(</text:span><text:span text:style-name="T14">'/items'</text:span><text:span text:style-name="T1">);</text:span></text:p>
      <text:p text:style-name="P14"><text:s text:c="2"/><text:span text:style-name="T1">}</text:span></text:p>
      <text:p text:style-name="P13">}</text:p>
      <text:h text:style-name="P7" text:outline-level="2"><text:bookmark text:name="user-content-saving-data"/>Saving data</text:h>
      <text:h text:style-name="P18" text:outline-level="3"><text:bookmark text:name="user-content-api-summary"/>API Summary</text:h>
      <text:p text:style-name="P5"><text:span text:style-name="T6">The table below highlights some of the common methods on the </text:span><text:span text:style-name="Source_20_Text"><text:span text:style-name="T8">FirebaseListObservable</text:span></text:span><text:span text:style-name="T6">.</text:span></text:p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21">method</text:p>
            </table:table-cell>
            <table:table-cell table:style-name="Tabla1.A1" office:value-type="string">
              <text:p text:style-name="P22"/>
            </table:table-cell>
          </table:table-row>
        </table:table-header-rows>
        <table:table-row table:style-name="Tabla1.1">
          <table:table-cell table:style-name="Tabla1.A1" office:value-type="string">
            <text:p text:style-name="P23"><text:span text:style-name="Source_20_Text"><text:span text:style-name="T2">push(value: any)</text:span></text:span></text:p>
          </table:table-cell>
          <table:table-cell table:style-name="Tabla1.A1" office:value-type="string">
            <text:p text:style-name="Table_20_Contents">Creates a new record on the list, using the Realtime Database's push-ids.</text:p>
          </table:table-cell>
        </table:table-row>
        <table:table-row table:style-name="Tabla1.3">
          <table:table-cell table:style-name="Tabla1.A1" office:value-type="string">
            <text:p text:style-name="P23"><text:span text:style-name="Source_20_Text"><text:span text:style-name="T2">update(keyRefOrSnap: string)</text:span></text:span></text:p>
          </table:table-cell>
          <table:table-cell table:style-name="Tabla1.A1" office:value-type="string">
            <text:p text:style-name="Table_20_Contents">Firebase</text:p>
          </table:table-cell>
        </table:table-row>
        <table:table-row table:style-name="Tabla1.1">
          <table:table-cell table:style-name="Tabla1.A1" office:value-type="string">
            <text:p text:style-name="P23"><text:span text:style-name="Source_20_Text"><text:span text:style-name="T2">remove(key: string?)</text:span></text:span></text:p>
          </table:table-cell>
          <table:table-cell table:style-name="Tabla1.A1" office:value-type="string">
            <text:p text:style-name="Table_20_Contents">Deletes the item by key. If no parameter is provided, the entire list will be deleted.</text:p>
          </table:table-cell>
        </table:table-row>
      </table:table>
      <text:h text:style-name="P7" text:outline-level="2"><text:bookmark text:name="user-content-returning-promises"/>Returning promises</text:h>
      <text:p text:style-name="P4">Each data operation method in the table above returns a promise. However, you should rarely need to use the completion promise to indicate success, because the realtime database keeps the list in sync.</text:p>
      <text:p text:style-name="P4">The promise can be useful to chain multiple operations, catching possible errors from security rules denials, or for debugging.</text:p>
      <text:p text:style-name="P11"><text:span text:style-name="T11">const</text:span> promise <text:span text:style-name="T11">=</text:span> db.<text:span text:style-name="T15">list</text:span>(<text:span text:style-name="T13">'/items'</text:span>).<text:span text:style-name="T18">remove</text:span>();</text:p>
      <text:p text:style-name="P13">promise</text:p>
      <text:p text:style-name="P14"><text:soft-page-break/><text:s text:c="2"/><text:span text:style-name="T1">.</text:span><text:span text:style-name="T16">then</text:span><text:span text:style-name="T1">(</text:span><text:span text:style-name="T17">_</text:span><text:span text:style-name="T1"> </text:span><text:span text:style-name="T12">=&gt;</text:span><text:span text:style-name="T1"> </text:span><text:span text:style-name="T19">console</text:span><text:span text:style-name="T1">.</text:span><text:span text:style-name="T19">log</text:span><text:span text:style-name="T1">(</text:span><text:span text:style-name="T14">'success'</text:span><text:span text:style-name="T1">))</text:span></text:p>
      <text:p text:style-name="P14"><text:s text:c="2"/><text:span text:style-name="T1">.</text:span><text:span text:style-name="T16">catch</text:span><text:span text:style-name="T1">(</text:span><text:span text:style-name="T17">err</text:span><text:span text:style-name="T1"> </text:span><text:span text:style-name="T12">=&gt;</text:span><text:span text:style-name="T1"> </text:span><text:span text:style-name="T19">console</text:span><text:span text:style-name="T1">.</text:span><text:span text:style-name="T19">log</text:span><text:span text:style-name="T1">(err, </text:span><text:span text:style-name="T14">'You do not have access!'</text:span><text:span text:style-name="T1">));</text:span></text:p>
      <text:h text:style-name="P18" text:outline-level="3"><text:bookmark text:name="user-content-adding-new-items"/>Adding new items</text:h>
      <text:p text:style-name="P5"><text:span text:style-name="T6">Use the </text:span><text:span text:style-name="Source_20_Text"><text:span text:style-name="T8">push()</text:span></text:span><text:span text:style-name="T6"> method to add new items on the list.</text:span></text:p>
      <text:p text:style-name="P11"><text:span text:style-name="T11">const</text:span> items <text:span text:style-name="T11">=</text:span> db.<text:span text:style-name="T15">list</text:span>(<text:span text:style-name="T13">'/items'</text:span>);</text:p>
      <text:p text:style-name="P13">items.<text:span text:style-name="T18">push</text:span>({ name: newName });</text:p>
      <text:h text:style-name="P19" text:outline-level="3"><text:bookmark text:name="user-content-replacing-items-in-the-list-using-set"/><text:span text:style-name="T7">Replacing items in the list using </text:span><text:span text:style-name="Source_20_Text"><text:span text:style-name="T9">set</text:span></text:span></text:h>
      <text:p text:style-name="P5"><text:span text:style-name="T6">Use the </text:span><text:span text:style-name="Source_20_Text"><text:span text:style-name="T8">set()</text:span></text:span><text:span text:style-name="T6"> method to update existing items.</text:span></text:p>
      <text:p text:style-name="P11"><text:span text:style-name="T11">const</text:span> items <text:span text:style-name="T11">=</text:span> db.<text:span text:style-name="T15">list</text:span>(<text:span text:style-name="T13">'/items'</text:span>);</text:p>
      <text:p text:style-name="P15">// to get a key, check the Example app below</text:p>
      <text:p text:style-name="P13">items.<text:span text:style-name="T18">set</text:span>(<text:span text:style-name="T13">'key-of-some-data'</text:span>, { size: newSize });</text:p>
      <text:p text:style-name="P4">Replaces the current value in the database with the new value specified as the parameter. This is called a destructive update, because it deletes everything currently in place and saves the new value.</text:p>
      <text:h text:style-name="P19" text:outline-level="3"><text:bookmark text:name="user-content-updating-items-in-the-list-using-update"/><text:span text:style-name="T7">Updating items in the list using </text:span><text:span text:style-name="Source_20_Text"><text:span text:style-name="T9">update</text:span></text:span></text:h>
      <text:p text:style-name="P5"><text:span text:style-name="T6">Use the </text:span><text:span text:style-name="Source_20_Text"><text:span text:style-name="T8">update()</text:span></text:span><text:span text:style-name="T6"> method to update existing items.</text:span></text:p>
      <text:p text:style-name="P11"><text:span text:style-name="T11">const</text:span> items <text:span text:style-name="T11">=</text:span> db.<text:span text:style-name="T15">list</text:span>(<text:span text:style-name="T13">'/items'</text:span>);</text:p>
      <text:p text:style-name="P15">// to get a key, check the Example app below</text:p>
      <text:p text:style-name="P13">items.<text:span text:style-name="T15">update</text:span>(<text:span text:style-name="T13">'key-of-some-data'</text:span>, { size: newSize });</text:p>
      <text:p text:style-name="P4">Note that this updates the current value with in the database with the new value specified as the parameter. This is called a non-destructive update, because it only updates the values specified.</text:p>
      <text:h text:style-name="P18" text:outline-level="3"><text:bookmark text:name="user-content-removing-items-from-the-list"/>Removing items from the list</text:h>
      <text:p text:style-name="P5"><text:span text:style-name="T6">Use the </text:span><text:span text:style-name="Source_20_Text"><text:span text:style-name="T8">remove()</text:span></text:span><text:span text:style-name="T6"> method to remove data at the list item's location.</text:span></text:p>
      <text:p text:style-name="P11"><text:span text:style-name="T11">const</text:span> items <text:span text:style-name="T11">=</text:span> db.<text:span text:style-name="T15">list</text:span>(<text:span text:style-name="T13">'/items'</text:span>);</text:p>
      <text:p text:style-name="P15">// to get a key, check the Example app below</text:p>
      <text:p text:style-name="P13">items.<text:span text:style-name="T18">remove</text:span>(<text:span text:style-name="T13">'key-of-some-data'</text:span>);</text:p>
      <text:h text:style-name="P7" text:outline-level="2"><text:bookmark text:name="user-content-deleting-the-entire-list"/>Deleting the entire list</text:h>
      <text:p text:style-name="P5"><text:span text:style-name="T6">If you omit the </text:span><text:span text:style-name="Source_20_Text"><text:span text:style-name="T8">key</text:span></text:span><text:span text:style-name="T6"> parameter from </text:span><text:span text:style-name="Source_20_Text"><text:span text:style-name="T8">.remove()</text:span></text:span><text:span text:style-name="T6"> it deletes the entire list.</text:span></text:p>
      <text:p text:style-name="P11"><text:span text:style-name="T11">const</text:span> items <text:span text:style-name="T11">=</text:span> db.<text:span text:style-name="T15">list</text:span>(<text:span text:style-name="T13">'/items'</text:span>);</text:p>
      <text:p text:style-name="P13">items.<text:span text:style-name="T18">remove</text:span>();</text:p>
      <text:p text:style-name="P3"><text:span text:style-name="Strong_20_Emphasis"><text:span text:style-name="T5">Example app</text:span></text:span></text:p>
      <text:p text:style-name="P11"><text:soft-page-break/><text:span text:style-name="T11">import</text:span> { Component } <text:span text:style-name="T11">from</text:span> <text:span text:style-name="T13">'@angular/core'</text:span>;</text:p>
      <text:p text:style-name="P13"><text:span text:style-name="T11">import</text:span> { AngularFireDatabase, FirebaseListObservable, FirebaseObjectObservable } <text:span text:style-name="T11">from</text:span> <text:span text:style-name="T13">'angularfire2/database'</text:span>;</text:p>
      <text:p text:style-name="P17"/>
      <text:p text:style-name="P13">@<text:span text:style-name="T15">Component</text:span>({</text:p>
      <text:p text:style-name="P14"><text:s text:c="2"/><text:span text:style-name="T1">selector: </text:span><text:span text:style-name="T14">'app-root'</text:span><text:span text:style-name="T1">,</text:span></text:p>
      <text:p text:style-name="P14"><text:s text:c="2"/><text:span text:style-name="T1">template: </text:span><text:span text:style-name="T14">`</text:span></text:p>
      <text:p text:style-name="P16"><text:s text:c="2"/><text:span text:style-name="T1">&lt;ul&gt;</text:span></text:p>
      <text:p text:style-name="P16"><text:s text:c="4"/><text:span text:style-name="T1">&lt;li *ngFor="let item of items | async"&gt;</text:span></text:p>
      <text:p text:style-name="P16"><text:s text:c="6"/><text:span text:style-name="T1">&lt;input type="text" #updatetext [value]="item.text" /&gt;</text:span></text:p>
      <text:p text:style-name="P16"><text:s text:c="6"/><text:span text:style-name="T1">&lt;button (click)="updateItem(item.$key, updatetext.value)"&gt;Update&lt;/button&gt;</text:span></text:p>
      <text:p text:style-name="P16"><text:s text:c="6"/><text:span text:style-name="T1">&lt;button (click)="deleteItem(item.$key)"&gt;Delete&lt;/button&gt;</text:span></text:p>
      <text:p text:style-name="P16"><text:s text:c="4"/><text:span text:style-name="T1">&lt;/li&gt;</text:span></text:p>
      <text:p text:style-name="P16"><text:s text:c="2"/><text:span text:style-name="T1">&lt;/ul&gt;</text:span></text:p>
      <text:p text:style-name="P16"><text:s text:c="2"/><text:span text:style-name="T1">&lt;input type="text" #newitem /&gt;</text:span></text:p>
      <text:p text:style-name="P16"><text:s text:c="2"/><text:span text:style-name="T1">&lt;button (click)="addItem(newitem.value)"&gt;Add&lt;/button&gt;</text:span></text:p>
      <text:p text:style-name="P16"><text:s text:c="2"/><text:span text:style-name="T1">&lt;button (click)="deleteEverything()"&gt;Delete All&lt;/button&gt;</text:span></text:p>
      <text:p text:style-name="P14"><text:span text:style-name="T13"><text:s text:c="2"/></text:span><text:span text:style-name="T14">`</text:span><text:span text:style-name="T1">,</text:span></text:p>
      <text:p text:style-name="P13">})</text:p>
      <text:p text:style-name="P13"><text:span text:style-name="T11">export</text:span> <text:span text:style-name="T11">class</text:span> <text:span text:style-name="T15">AppComponent</text:span> {</text:p>
      <text:p text:style-name="P14"><text:s text:c="2"/><text:span text:style-name="T1">items</text:span><text:span text:style-name="T12">:</text:span><text:span text:style-name="T1"> </text:span><text:span text:style-name="T16">FirebaseListObservable</text:span><text:span text:style-name="T1">&lt;</text:span><text:span text:style-name="T19">any</text:span><text:span text:style-name="T1">&gt;;</text:span></text:p>
      <text:p text:style-name="P14"><text:s text:c="2"/><text:span text:style-name="T12">constructor</text:span><text:span text:style-name="T1">(</text:span><text:span text:style-name="T17">db</text:span><text:span text:style-name="T12">:</text:span><text:span text:style-name="T1"> </text:span><text:span text:style-name="T16">AngularFireDatabase</text:span><text:span text:style-name="T1">) {</text:span></text:p>
      <text:p text:style-name="P14"><text:s text:c="4"/><text:span text:style-name="T19">this</text:span><text:span text:style-name="T1">.items </text:span><text:span text:style-name="T12">=</text:span><text:span text:style-name="T1"> db.</text:span><text:span text:style-name="T16">list</text:span><text:span text:style-name="T1">(</text:span><text:span text:style-name="T14">'/messages'</text:span><text:span text:style-name="T1">);</text:span></text:p>
      <text:p text:style-name="P14"><text:s text:c="2"/><text:span text:style-name="T1">}</text:span></text:p>
      <text:p text:style-name="P14"><text:s text:c="2"/><text:span text:style-name="T1">addItem(</text:span><text:span text:style-name="T17">newName</text:span><text:span text:style-name="T12">:</text:span><text:span text:style-name="T1"> </text:span><text:span text:style-name="T19">string</text:span><text:span text:style-name="T1">) {</text:span></text:p>
      <text:p text:style-name="P14"><text:s text:c="4"/><text:span text:style-name="T19">this</text:span><text:span text:style-name="T1">.items.</text:span><text:span text:style-name="T19">push</text:span><text:span text:style-name="T1">({ text: newName });</text:span></text:p>
      <text:p text:style-name="P14"><text:s text:c="2"/><text:span text:style-name="T1">}</text:span></text:p>
      <text:p text:style-name="P14"><text:s text:c="2"/><text:span text:style-name="T1">updateItem(</text:span><text:span text:style-name="T17">key</text:span><text:span text:style-name="T12">:</text:span><text:span text:style-name="T1"> </text:span><text:span text:style-name="T19">string</text:span><text:span text:style-name="T1">, </text:span><text:span text:style-name="T17">newText</text:span><text:span text:style-name="T12">:</text:span><text:span text:style-name="T1"> </text:span><text:span text:style-name="T19">string</text:span><text:span text:style-name="T1">) {</text:span></text:p>
      <text:p text:style-name="P14"><text:s text:c="4"/><text:span text:style-name="T19">this</text:span><text:span text:style-name="T1">.items.</text:span><text:span text:style-name="T16">update</text:span><text:span text:style-name="T1">(key, { text: newText });</text:span></text:p>
      <text:p text:style-name="P14"><text:s text:c="2"/><text:span text:style-name="T1">}</text:span></text:p>
      <text:p text:style-name="P14"><text:s text:c="2"/><text:span text:style-name="T1">deleteItem(</text:span><text:span text:style-name="T17">key</text:span><text:span text:style-name="T12">:</text:span><text:span text:style-name="T1"> </text:span><text:span text:style-name="T19">string</text:span><text:span text:style-name="T1">) { <text:s text:c="3"/></text:span></text:p>
      <text:p text:style-name="P14"><text:s text:c="4"/><text:span text:style-name="T19">this</text:span><text:span text:style-name="T1">.items.</text:span><text:span text:style-name="T19">remove</text:span><text:span text:style-name="T1">(key); </text:span></text:p>
      <text:p text:style-name="P14"><text:s text:c="2"/><text:span text:style-name="T1">}</text:span></text:p>
      <text:p text:style-name="P14"><text:s text:c="2"/><text:span text:style-name="T1">deleteEverything() {</text:span></text:p>
      <text:p text:style-name="P14"><text:s text:c="4"/><text:span text:style-name="T19">this</text:span><text:span text:style-name="T1">.items.</text:span><text:span text:style-name="T19">remove</text:span><text:span text:style-name="T1">();</text:span></text:p>
      <text:p text:style-name="P14"><text:s text:c="2"/><text:span text:style-name="T1">}</text:span></text:p>
      <text:p text:style-name="P13">}</text:p>
      <text:h text:style-name="P7" text:outline-level="2"><text:bookmark text:name="user-content-meta-fields-on-the-object"/><text:soft-page-break/>Meta-fields on the object</text:h>
      <text:p text:style-name="P4">Data retrieved from the object binding contains special properties retrieved from the unwrapped Firebase DataSnapshot.</text:p>
      <table:table table:name="Tabla2" table:style-name="Tabla2">
        <table:table-column table:style-name="Tabla2.A"/>
        <table:table-column table:style-name="Tabla2.B"/>
        <table:table-header-rows>
          <table:table-row table:style-name="Tabla2.1">
            <table:table-cell table:style-name="Tabla2.A1" office:value-type="string">
              <text:p text:style-name="P21">property</text:p>
            </table:table-cell>
            <table:table-cell table:style-name="Tabla2.A1" office:value-type="string">
              <text:p text:style-name="P22"/>
            </table:table-cell>
          </table:table-row>
        </table:table-header-rows>
        <table:table-row table:style-name="Tabla2.1">
          <table:table-cell table:style-name="Tabla2.A1" office:value-type="string">
            <text:p text:style-name="P23"><text:span text:style-name="Source_20_Text"><text:span text:style-name="T2">$key</text:span></text:span></text:p>
          </table:table-cell>
          <table:table-cell table:style-name="Tabla2.A1" office:value-type="string">
            <text:p text:style-name="P23">The key for each record. This is equivalent to each record's path in our database as it would be returned by <text:span text:style-name="Source_20_Text"><text:span text:style-name="T2">ref.key()</text:span></text:span>.</text:p>
          </table:table-cell>
        </table:table-row>
        <table:table-row table:style-name="Tabla2.3">
          <table:table-cell table:style-name="Tabla2.A1" office:value-type="string">
            <text:p text:style-name="P23"><text:span text:style-name="Source_20_Text"><text:span text:style-name="T2">$value</text:span></text:span></text:p>
          </table:table-cell>
          <table:table-cell table:style-name="Tabla2.A1" office:value-type="string">
            <text:p text:style-name="P23">If the data for this child node is a primitive (number, string, or boolean), then the record itself will still be an object. The primitive value will be stored under <text:span text:style-name="Source_20_Text"><text:span text:style-name="T2">$value</text:span></text:span> and can be changed and saved like any other field.</text:p>
          </table:table-cell>
        </table:table-row>
      </table:table>
      <text:h text:style-name="P7" text:outline-level="2"><text:bookmark text:name="user-content-retrieving-the-snapshot"/>Retrieving the snapshot</text:h>
      <text:p text:style-name="P5"><text:span text:style-name="T6">AngularFire2 unwraps the Firebase DataSnapshot by default, but you can get the data as the original snapshot by specifying the </text:span><text:span text:style-name="Source_20_Text"><text:span text:style-name="T8">preserveSnapshot</text:span></text:span><text:span text:style-name="T6"> option.</text:span></text:p>
      <text:p text:style-name="P11"><text:span text:style-name="T18">this</text:span>.items <text:span text:style-name="T11">=</text:span> db.<text:span text:style-name="T15">list</text:span>(<text:span text:style-name="T13">'/items'</text:span>, { preserveSnapshot: <text:span text:style-name="T18">true</text:span> });</text:p>
      <text:p text:style-name="P13"><text:span text:style-name="T18">this</text:span>.items</text:p>
      <text:p text:style-name="P14"><text:s text:c="2"/><text:span text:style-name="T1">.</text:span><text:span text:style-name="T16">subscribe</text:span><text:span text:style-name="T1">(</text:span><text:span text:style-name="T17">snapshots</text:span><text:span text:style-name="T1"> </text:span><text:span text:style-name="T12">=&gt;</text:span><text:span text:style-name="T1"> {</text:span></text:p>
      <text:p text:style-name="P14"><text:s text:c="4"/><text:span text:style-name="T1">snapshots.</text:span><text:span text:style-name="T19">forEach</text:span><text:span text:style-name="T1">(</text:span><text:span text:style-name="T17">snapshot</text:span><text:span text:style-name="T1"> </text:span><text:span text:style-name="T12">=&gt;</text:span><text:span text:style-name="T1"> {</text:span></text:p>
      <text:p text:style-name="P14"><text:s text:c="6"/><text:span text:style-name="T19">console</text:span><text:span text:style-name="T1">.</text:span><text:span text:style-name="T19">log</text:span><text:span text:style-name="T1">(snapshot.key)</text:span></text:p>
      <text:p text:style-name="P14"><text:s text:c="6"/><text:span text:style-name="T19">console</text:span><text:span text:style-name="T1">.</text:span><text:span text:style-name="T19">log</text:span><text:span text:style-name="T1">(snapshot.</text:span><text:span text:style-name="T16">val</text:span><text:span text:style-name="T1">())</text:span></text:p>
      <text:p text:style-name="P14"><text:s text:c="4"/><text:span text:style-name="T1">});</text:span></text:p>
      <text:p text:style-name="P14"><text:s text:c="2"/><text:span text:style-name="T1">})</text:span></text:p>
      <text:h text:style-name="P20" text:outline-level="3"><text:bookmark text:name="user-content-next-step-querying-lists"/><text:a xlink:type="simple" xlink:href="https://github.com/angular/angularfire2/blob/master/docs/4-querying-lists.md"><text:span text:style-name="T10">Next Step: Querying lists</text:span></text:a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24:30.731774001</meta:creation-date>
    <dc:date>2017-08-30T16:25:56.720539565</dc:date>
    <meta:editing-duration>P0D</meta:editing-duration>
    <meta:editing-cycles>1</meta:editing-cycles>
    <meta:document-statistic meta:table-count="2" meta:image-count="0" meta:object-count="0" meta:page-count="6" meta:paragraph-count="154" meta:word-count="898" meta:character-count="6636" meta:non-whitespace-character-count="5715"/>
    <meta:generator>LibreOffice/4.2.8.2$Linux_X86_64 LibreOffice_project/420m0$Build-2</meta:generator>
  </office:meta>
</office:document-meta>
</file>